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E900000190776B87A4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2.938cm" svg:height="10.583cm" draw:z-index="0"><draw:image xlink:href="Pictures/10000000000001E900000190776B87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2-08-29T10:45:02</meta:creation-date>
    <meta:document-statistic meta:table-count="0" meta:image-count="1" meta:object-count="0" meta:page-count="1" meta:paragraph-count="0" meta:word-count="0" meta:character-count="0"/>
    <dc:date>2012-08-29T10:45:50</dc:date>
    <dc:creator>fabio </dc:creator>
    <meta:editing-duration>PT00H00M52S</meta:editing-duration>
    <meta:editing-cycles>1</meta:editing-cycles>
    <meta:generator>OpenOffice.org/3.2$Linux OpenOffice.org_project/320m12$Build-9483</meta:generator>
  </office:meta>
</office:document-meta>
</file>